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5.59mm"/>
    </style:style>
    <style:style style:name="co2" style:family="table-column">
      <style:table-column-properties fo:break-before="auto" style:column-width="96.1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TODO&quot;" style:apply-style-name="ROJO" style:base-cell-address="Hoja1.A3"/>
      <style:map style:condition="cell-content()=&quot;LISTO&quot;" style:apply-style-name="VERDE" style:base-cell-address="Hoja1.A3"/>
    </style:style>
    <style:style style:name="ce2" style:family="table-cell" style:parent-style-name="Default">
      <style:text-properties style:text-underline-style="solid" style:text-underline-width="auto" style:text-underline-color="font-color"/>
      <style:map style:condition="cell-content()=&quot;TODO&quot;" style:apply-style-name="ROJO" style:base-cell-address="Hoja1.A3"/>
      <style:map style:condition="cell-content()=&quot;LISTO&quot;" style:apply-style-name="VERDE" style:base-cell-address="Hoja1.A3"/>
    </style:style>
    <style:style style:name="ce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/>
          <table:table-cell office:value-type="string" calcext:value-type="string">
            <text:p>TODO LIST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TODO</text:p>
          </table:table-cell>
          <table:table-cell table:style-name="ce3" office:value-type="string" calcext:value-type="string">
            <text:p>Test para la clases que estan en MapSolvers</text:p>
          </table:table-cell>
        </table:table-row>
        <table:table-row table:style-name="ro1">
          <table:table-cell office:value-type="string" calcext:value-type="string">
            <text:p>LISTO</text:p>
          </table:table-cell>
          <table:table-cell office:value-type="string" calcext:value-type="string">
            <text:p>Test para LongerEdge</text:p>
          </table:table-cell>
        </table:table-row>
        <table:table-row table:style-name="ro1">
          <table:table-cell office:value-type="string" calcext:value-type="string">
            <text:p>TODO</text:p>
          </table:table-cell>
          <table:table-cell office:value-type="string" calcext:value-type="string">
            <text:p>Mas coverage para MapGraph</text:p>
          </table:table-cell>
        </table:table-row>
        <table:table-row table:style-name="ro1">
          <table:table-cell office:value-type="string" calcext:value-type="string">
            <text:p>TODO</text:p>
          </table:table-cell>
          <table:table-cell office:value-type="string" calcext:value-type="string">
            <text:p>Test para ClosesTo en mapData</text:p>
          </table:table-cell>
        </table:table-row>
        <table:table-row table:style-name="ro1">
          <table:table-cell office:value-type="string" calcext:value-type="string">
            <text:p>TODO</text:p>
          </table:table-cell>
          <table:table-cell office:value-type="string" calcext:value-type="string">
            <text:p>Mostrar los clusters en la pesaña de clusters</text:p>
          </table:table-cell>
        </table:table-row>
        <table:table-row table:style-name="ro1">
          <table:table-cell table:style-name="ce2"/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Hoja1.A3:Hoja1.A13">
            <calcext:condition calcext:apply-style-name="ROJO" calcext:value="=&quot;TODO&quot;" calcext:base-cell-address="Hoja1.A3"/>
            <calcext:condition calcext:apply-style-name="VERDE" calcext:value="=&quot;LISTO&quot;" calcext:base-cell-address="Hoja1.A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JO" style:family="table-cell" style:parent-style-name="Default">
      <style:table-cell-properties fo:background-color="#ff3333" loext:vertical-justify="auto"/>
      <style:paragraph-properties css3t:text-justify="auto"/>
    </style:style>
    <style:style style:name="VERDE" style:family="table-cell" style:parent-style-name="Default">
      <style:table-cell-properties fo:background-color="#00cc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2">00/00/0000</text:date>, <text:time style:data-style-name="N2" text:time-value="01:38:23.10467749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1T01:13:47.255919878</meta:creation-date>
    <dc:date>2016-10-02T01:39:12.452004490</dc:date>
    <meta:editing-duration>PT11M37S</meta:editing-duration>
    <meta:editing-cycles>2</meta:editing-cycles>
    <meta:generator>LibreOffice/5.2.2.2$Linux_x86 LibreOffice_project/8f96e87c890bf8fa77463cd4b640a2312823f3ad</meta:generator>
    <meta:document-statistic meta:table-count="1" meta:cell-count="11" meta:object-count="0"/>
  </office:meta>
</office:document-meta>
</file>